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2129166666667cm"/>
    </style:style>
    <style:style style:name="co2" style:family="table-column">
      <style:table-column-properties fo:break-before="auto" style:column-width="4.72722222222222cm"/>
    </style:style>
    <style:style style:name="co3" style:family="table-column">
      <style:table-column-properties fo:break-before="auto" style:column-width="4.26861111111111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ime elapsed was</text:p>
          </table:table-cell>
          <table:table-cell office:value-type="float" office:value="565768208355" table:style-name="ce1">
            <text:p>5.65768E+11</text:p>
          </table:table-cell>
          <table:table-cell office:value-type="float" office:value="565.76820835499996" table:formula="of:=[.B1]/1000000000" table:style-name="ce1">
            <text:p>565.76820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/text:p>
          </table:table-cell>
          <table:table-cell office:value-type="float" office:value="557905224453" table:style-name="ce1">
            <text:p>5.57905E+11</text:p>
          </table:table-cell>
          <table:table-cell office:value-type="float" office:value="557.90522445299996" table:formula="of:=[.B2]/1000000000" table:style-name="ce1">
            <text:p>557.90522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/text:p>
          </table:table-cell>
          <table:table-cell office:value-type="float" office:value="570067144267" table:style-name="ce1">
            <text:p>5.70067E+11</text:p>
          </table:table-cell>
          <table:table-cell office:value-type="float" office:value="570.067144267" table:formula="of:=[.B3]/1000000000" table:style-name="ce1">
            <text:p>570.06714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/text:p>
          </table:table-cell>
          <table:table-cell office:value-type="float" office:value="579424951289" table:style-name="ce1">
            <text:p>5.79425E+11</text:p>
          </table:table-cell>
          <table:table-cell office:value-type="float" office:value="579.42495128899998" table:formula="of:=[.B4]/1000000000" table:style-name="ce1">
            <text:p>579.42495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/text:p>
          </table:table-cell>
          <table:table-cell office:value-type="float" office:value="582614822884" table:style-name="ce1">
            <text:p>5.82615E+11</text:p>
          </table:table-cell>
          <table:table-cell office:value-type="float" office:value="582.61482288399998" table:formula="of:=[.B5]/1000000000" table:style-name="ce1">
            <text:p>582.61482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/text:p>
          </table:table-cell>
          <table:table-cell office:value-type="float" office:value="582335520506" table:style-name="ce1">
            <text:p>5.82336E+11</text:p>
          </table:table-cell>
          <table:table-cell office:value-type="float" office:value="582.33552050599997" table:formula="of:=[.B6]/1000000000" table:style-name="ce1">
            <text:p>582.33552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/text:p>
          </table:table-cell>
          <table:table-cell office:value-type="float" office:value="578000038496" table:style-name="ce1">
            <text:p>5.78E+11</text:p>
          </table:table-cell>
          <table:table-cell office:value-type="float" office:value="578.000038496" table:formula="of:=[.B7]/1000000000" table:style-name="ce1">
            <text:p>578.00003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/text:p>
          </table:table-cell>
          <table:table-cell office:value-type="float" office:value="578000038496" table:style-name="ce1">
            <text:p>5.78E+11</text:p>
          </table:table-cell>
          <table:table-cell office:value-type="float" office:value="578.000038496" table:formula="of:=[.B8]/1000000000" table:style-name="ce1">
            <text:p>578.00003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/text:p>
          </table:table-cell>
          <table:table-cell office:value-type="float" office:value="570725835294" table:style-name="ce1">
            <text:p>5.70726E+11</text:p>
          </table:table-cell>
          <table:table-cell office:value-type="float" office:value="570.72583529400003" table:formula="of:=[.B9]/1000000000" table:style-name="ce1">
            <text:p>570.72583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/text:p>
          </table:table-cell>
          <table:table-cell office:value-type="float" office:value="556390425339" table:style-name="ce1">
            <text:p>5.5639E+11</text:p>
          </table:table-cell>
          <table:table-cell office:value-type="float" office:value="556.39042533899999" table:formula="of:=[.B10]/1000000000" table:style-name="ce1">
            <text:p>556.390425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</text:p>
          </table:table-cell>
          <table:table-cell office:value-type="float" office:value="572123220937.90002" table:formula="of:=AVERAGE([.B1:.B10])" table:style-name="ce1">
            <text:p>5.72123E+11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avi</dc:creator>
    <meta:creation-date>2019-11-26T12:42:38Z</meta:creation-date>
    <dc:date>2019-11-30T13:48:39Z</dc:date>
    <meta:editing-cycles>4</meta:editing-cycles>
    <meta:editing-duration>PT22668S</meta:editing-duration>
  </office:meta>
</office:document-meta>
</file>